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1987"/>
    </style:style>
    <style:style style:name="P2" style:family="paragraph" style:parent-style-name="Text_20_body">
      <style:text-properties fo:font-weight="bold" officeooo:rsid="001a73d5" officeooo:paragraph-rsid="001a73d5" style:font-weight-asian="bold" style:font-weight-complex="bold"/>
    </style:style>
    <style:style style:name="P3" style:family="paragraph" style:parent-style-name="Text_20_body">
      <style:text-properties fo:font-weight="bold" officeooo:rsid="001b5afc" officeooo:paragraph-rsid="001b5afc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1d34b4" officeooo:paragraph-rsid="001d34b4" style:font-weight-asian="bold" style:font-weight-complex="bold"/>
    </style:style>
    <style:style style:name="P5" style:family="paragraph" style:parent-style-name="Text_20_body" style:list-style-name="L1">
      <style:text-properties officeooo:paragraph-rsid="00171987"/>
    </style:style>
    <style:style style:name="P6" style:family="paragraph" style:parent-style-name="Text_20_body">
      <style:text-properties fo:font-weight="bold" officeooo:rsid="001b5afc" officeooo:paragraph-rsid="001b5afc" fo:background-color="#ffff00" style:font-weight-asian="bold" style:font-weight-complex="bold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officeooo:paragraph-rsid="00171987"/>
    </style:style>
    <style:style style:name="T1" style:family="text">
      <style:text-properties officeooo:rsid="001b5afc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ff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W12 (16.05) - Clustering, PCA, OLAP,</text:h>
      <text:p text:style-name="P1">There is an image with shuffled rows - <text:a xlink:type="simple" xlink:href="http://biit.cs.ut.ee/imgshuffle/index.cgi?fname=DM2016&amp;dname=DM2016" text:style-name="Internet_20_link" text:visited-style-name="Visited_20_Internet_20_Link">http://biit.cs.ut.ee/imgshuffle/index.cgi?fname=DM2016&amp;dname=DM2016</text:a> You can </text:p>
      <text:list xml:id="list7522580108361288909" text:style-name="L1">
        <text:list-item>
          <text:p text:style-name="P7">get access to RGB values in here - <text:a xlink:type="simple" xlink:href="http://biit.cs.ut.ee/imgshuffle/data/DM2016/DM2016.txt" text:style-name="Internet_20_link" text:visited-style-name="Visited_20_Internet_20_Link">http://biit.cs.ut.ee/imgshuffle/data/DM2016/DM2016.txt</text:a> (<text:a xlink:type="simple" xlink:href="https://courses.cs.ut.ee/2016/dm2016/spring/uploads/Main/DM2016.txt" text:style-name="Internet_20_link" text:visited-style-name="Visited_20_Internet_20_Link">uploaded file here</text:a>) </text:p>
        </text:list-item>
        <text:list-item>
          <text:p text:style-name="P5">You can re-order <text:a xlink:type="simple" xlink:href="http://biit.cs.ut.ee/imgshuffle/data/DM2016/rows.txt" text:style-name="Internet_20_link" text:visited-style-name="Visited_20_Internet_20_Link">row id's</text:a> in any order and upload them to the same webpage to recover image in that new order of rows. </text:p>
        </text:list-item>
      </text:list>
      <text:p text:style-name="P1">1. Apply any clustering techniques (hierarchical, SOM, K-Means) that you wish and try to recover what is pictured on the image. </text:p>
      <text:p text:style-name="P1"><text:span text:style-name="T3">2. Use the same data matrix from task 1 and run a PCA analysis on it. Plot first three principal components as 2-dimensional plots PC1-PC2, PC1-PC3, PC2-PC3 of these data or as a 3D plot. Check out PCA </text:span><text:a xlink:type="simple" xlink:href="http://kodu.ut.ee/%7Eilyav/pubs/pca.pdf" text:style-name="Internet_20_link" text:visited-style-name="Visited_20_Internet_20_Link"><text:span text:style-name="T3">example</text:span></text:a></text:p>
      <text:p text:style-name="P6">apply PCA and draw the results (3d Preferable or 3 pictures in 2d).</text:p>
      <text:p text:style-name="P3"><text:a xlink:type="simple" xlink:href="http://scikit-learn.org/stable/auto_examples/decomposition/plot_pca_iris.html" text:style-name="Internet_20_link" text:visited-style-name="Visited_20_Internet_20_Link"><text:span text:style-name="T3">http://scikit-learn.org/stable/auto_examples/decomposition/plot_pca_iris.html</text:span></text:a></text:p>
      <text:p text:style-name="P6"/>
      <text:p text:style-name="P1">3. Grab US census data (e.g. medium size) in here - <text:a xlink:type="simple" xlink:href="http://biit.cs.ut.ee/%7Evilo/edu/Data/census2000/" text:style-name="Internet_20_link" text:visited-style-name="Visited_20_Internet_20_Link">http://biit.cs.ut.ee/~vilo/edu/Data/census2000/</text:a> Make Pivot table summary about people's earnings based on various variables. E.g. the gender and education level. Make sure to apply heatmaps on top of pivot table.</text:p>
      <text:p text:style-name="P3">Just heat map about some features (G vs Education =&gt; for earning)</text:p>
      <text:p text:style-name="P1">4. On the same data - try to visualize other relationships in data - based on ancestry, industry, marital status and education, for example.</text:p>
      <text:p text:style-name="P3">Same as third. But with another features.</text:p>
      <text:p text:style-name="P1">5. Read the <text:a xlink:type="simple" xlink:href="http://research.microsoft.com/pubs/69578/tr-95-22.pdf" text:style-name="Internet_20_link" text:visited-style-name="Visited_20_Internet_20_Link">Jim Gray - Data Cube abstraction</text:a>. Describe the key operators from this article using examples based on above census data (tasks 3-4). (Alternative list of operations - <text:a xlink:type="simple" xlink:href="https://en.wikipedia.org/wiki/OLAP_cube#Operations" text:style-name="Internet_20_link" text:visited-style-name="Visited_20_Internet_20_Link">https://en.wikipedia.org/wiki/OLAP_cube#Operations</text:a> )</text:p>
      <text:p text:style-name="P3">Just read and write brother.</text:p>
      <text:p text:style-name="P1">6. (Bonus 2p) Attempt running a TSP or other techniques to recover as well as possible the original image of tasks 1.-2.</text:p>
      <text:p text:style-name="P2">you can consider <text:span text:style-name="T1">your previous solution as the solution brother. <text:tab/></text:span></text:p>
      <text:p text:style-name="P1">7. (Bonus 2p) Load the same census data sets (you can attempt larger ones, too) into a DB and run SQL queries to achieve summarization as in pivot tables. </text:p>
      <text:p text:style-name="P3">Clear as crystal.</text:p>
      <text:p text:style-name="P4">GOOD LUCK BROTHER ^_^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3:25:05.698376789</meta:creation-date>
    <dc:date>2016-05-12T02:10:32.426593476</dc:date>
    <meta:editing-duration>PT3H6M53S</meta:editing-duration>
    <meta:editing-cycles>6</meta:editing-cycles>
    <meta:generator>LibreOffice/5.1.2.2$Linux_X86_64 LibreOffice_project/10m0$Build-2</meta:generator>
    <meta:document-statistic meta:table-count="0" meta:image-count="0" meta:object-count="0" meta:page-count="1" meta:paragraph-count="19" meta:word-count="316" meta:character-count="2016" meta:non-whitespace-character-count="1714"/>
  </office:meta>
</office:document-meta>
</file>